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1.9583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398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2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37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49" style:family="table-cell" style:parent-style-name="Heading_20_1">
      <style:table-cell-properties fo:border="0.74pt solid #000000"/>
      <style:text-properties fo:font-size="20pt" style:font-size-asian="20pt" style:font-size-complex="20pt"/>
    </style:style>
    <style:style style:name="ce50" style:family="table-cell" style:parent-style-name="Accent_20_3">
      <style:table-cell-properties fo:border="0.74pt solid #000000"/>
      <style:text-properties fo:font-size="15pt" style:font-size-asian="15pt" style:font-size-complex="15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5" style:family="table-cell" style:parent-style-name="Default" style:data-style-name="N11">
      <style:table-cell-properties fo:background-color="#81d41a" fo:border="0.74pt solid #000000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4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4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57" calcext:value-type="float">
            <text:p>265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87" calcext:value-type="float">
            <text:p>348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6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677287789956666" calcext:value-type="percentage">
            <text:p>67.7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414922100433341" calcext:value-type="percentage">
            <text:p>-4.15%</text:p>
          </table:table-cell>
          <table:table-cell table:style-name="ce33"/>
          <table:table-cell/>
          <table:table-cell table:style-name="ce18" table:formula="of:=[.B7]-[.I7]" office:value-type="percentage" office:value="0.00484323222023919" calcext:value-type="percentage">
            <text:p>0.4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88860565893449" calcext:value-type="percentage">
            <text:p>88.89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4" table:formula="of:=[.I8]-[.K8]" office:value-type="percentage" office:value="-0.0138194341065512" calcext:value-type="percentage">
            <text:p>-1.38%</text:p>
          </table:table-cell>
          <table:table-cell table:style-name="ce33"/>
          <table:table-cell/>
          <table:table-cell table:style-name="ce18" table:formula="of:=[.B8]-[.I8]" office:value-type="percentage" office:value="-0.00178434871271982" calcext:value-type="percentage">
            <text:p>-0.1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8" calcext:value-type="float">
            <text:p>2978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46" calcext:value-type="float">
            <text:p>364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09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9112923782819" calcext:value-type="percentage">
            <text:p>75.9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4" table:formula="of:=[.I16]-[.K16]" office:value-type="percentage" office:value="-0.0138270762171807" calcext:value-type="percentage">
            <text:p>-1.38%</text:p>
          </table:table-cell>
          <table:table-cell table:style-name="ce33"/>
          <table:table-cell/>
          <table:table-cell table:style-name="ce18" table:formula="of:=[.B16]-[.I16]" office:value-type="percentage" office:value="0.00127453479479978" calcext:value-type="percentage">
            <text:p>0.13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36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9390772368086" calcext:value-type="percentage">
            <text:p>92.94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4" table:formula="of:=[.I17]-[.K17]" office:value-type="percentage" office:value="-0.00510922763191435" calcext:value-type="percentage">
            <text:p>-0.51%</text:p>
          </table:table-cell>
          <table:table-cell table:style-name="ce33"/>
          <table:table-cell/>
          <table:table-cell table:style-name="ce18" table:formula="of:=[.B17]-[.I17]" office:value-type="percentage" office:value="-0.000764720876879621" calcext:value-type="percentage">
            <text:p>-0.08%</text:p>
          </table:table-cell>
          <table:table-cell table:style-name="ce18"/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50" calcext:value-type="float">
            <text:p>295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6" calcext:value-type="float">
            <text:p>365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197552893194" calcext:value-type="percentage">
            <text:p>75.2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311444710680601" calcext:value-type="percentage">
            <text:p>-3.11%</text:p>
          </table:table-cell>
          <table:table-cell table:style-name="ce33"/>
          <table:table-cell/>
          <table:table-cell table:style-name="ce18" table:formula="of:=[.B25]-[.I25]" office:value-type="percentage" office:value="-0.0639816466989549" calcext:value-type="percentage">
            <text:p>-6.4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3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1939841957685" calcext:value-type="percentage">
            <text:p>93.19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4" table:formula="of:=[.I26]-[.K26]" office:value-type="percentage" office:value="-0.00852015804231465" calcext:value-type="percentage">
            <text:p>-0.85%</text:p>
          </table:table-cell>
          <table:table-cell table:style-name="ce33"/>
          <table:table-cell/>
          <table:table-cell table:style-name="ce18" table:formula="of:=[.B26]-[.I26]" office:value-type="percentage" office:value="-0.0407851134335965" calcext:value-type="percentage">
            <text:p>-4.0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1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73" calcext:value-type="float">
            <text:p>20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4" calcext:value-type="float">
            <text:p>3024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8422125924038" calcext:value-type="percentage">
            <text:p>52.84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367978740759622" calcext:value-type="percentage">
            <text:p>-3.68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498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0838643894978" calcext:value-type="percentage">
            <text:p>77.0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198213561050217" calcext:value-type="percentage">
            <text:p>-1.98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1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53" calcext:value-type="float">
            <text:p>285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08" calcext:value-type="float">
            <text:p>360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7249553912822" calcext:value-type="percentage">
            <text:p>72.72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340504460871781" calcext:value-type="percentage">
            <text:p>-3.41%</text:p>
          </table:table-cell>
          <table:table-cell table:style-name="ce33"/>
          <table:table-cell/>
          <table:table-cell table:style-name="ce18" table:formula="of:=[.B50]-[.I50]" office:value-type="percentage" office:value="-0.0489421361203158" calcext:value-type="percentage">
            <text:p>-4.89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9704307927606" calcext:value-type="percentage">
            <text:p>91.97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4" table:formula="of:=[.I51]-[.K51]" office:value-type="percentage" office:value="-0.00891569207239362" calcext:value-type="percentage">
            <text:p>-0.89%</text:p>
          </table:table-cell>
          <table:table-cell table:style-name="ce33"/>
          <table:table-cell/>
          <table:table-cell table:style-name="ce18" table:formula="of:=[.B51]-[.I51]" office:value-type="percentage" office:value="-0.0361967881723174" calcext:value-type="percentage">
            <text:p>-3.62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1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63" calcext:value-type="float">
            <text:p>26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0" calcext:value-type="float">
            <text:p>350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78817231710426" calcext:value-type="percentage">
            <text:p>67.88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371027682895743" calcext:value-type="percentage">
            <text:p>-3.71%</text:p>
          </table:table-cell>
          <table:table-cell table:style-name="ce33"/>
          <table:table-cell/>
          <table:table-cell table:style-name="ce18" table:formula="of:=[.B59]-[.I59]" office:value-type="percentage" office:value="-0.0410400203925567" calcext:value-type="percentage">
            <text:p>-4.1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174356359929" calcext:value-type="percentage">
            <text:p>89.22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-0.0116456436400715" calcext:value-type="percentage">
            <text:p>-1.16%</text:p>
          </table:table-cell>
          <table:table-cell table:style-name="ce33"/>
          <table:table-cell/>
          <table:table-cell table:style-name="ce18" table:formula="of:=[.B60]-[.I60]" office:value-type="percentage" office:value="-0.0333928116237576" calcext:value-type="percentage">
            <text:p>-3.34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1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23" calcext:value-type="float">
            <text:p>272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2" calcext:value-type="float">
            <text:p>3502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94111649248024" calcext:value-type="percentage">
            <text:p>69.4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296483507519756" calcext:value-type="percentage">
            <text:p>-2.96%</text:p>
          </table:table-cell>
          <table:table-cell table:style-name="ce33"/>
          <table:table-cell/>
          <table:table-cell table:style-name="ce18" table:formula="of:=[.B68]-[.I68]" office:value-type="percentage" office:value="-0.0527657405047155" calcext:value-type="percentage">
            <text:p>-5.2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684170277849" calcext:value-type="percentage">
            <text:p>89.27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160758297221514" calcext:value-type="percentage">
            <text:p>-1.61%</text:p>
          </table:table-cell>
          <table:table-cell table:style-name="ce33"/>
          <table:table-cell/>
          <table:table-cell table:style-name="ce18" table:formula="of:=[.B69]-[.I69]" office:value-type="percentage" office:value="-0.0349222533775176" calcext:value-type="percentage">
            <text:p>-3.49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1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40" calcext:value-type="float">
            <text:p>204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6" calcext:value-type="float">
            <text:p>3026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0010196278358" calcext:value-type="percentage">
            <text:p>52.0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3" table:formula="of:=[.I77]-[.K77]" office:value-type="percentage" office:value="-0.0617698037216415" calcext:value-type="percentage">
            <text:p>-6.1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1348457812898" calcext:value-type="percentage">
            <text:p>77.13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-0.0348915421871017" calcext:value-type="percentage">
            <text:p>-3.49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1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773" calcext:value-type="float">
            <text:p>27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81" calcext:value-type="float">
            <text:p>3581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06856997196023" calcext:value-type="percentage">
            <text:p>70.69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353230028039766" calcext:value-type="percentage">
            <text:p>-3.53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2821820035687" calcext:value-type="percentage">
            <text:p>91.2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4" table:formula="of:=[.I87]-[.K87]" office:value-type="percentage" office:value="-0.005598179964313" calcext:value-type="percentage">
            <text:p>-0.56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>
          <table:table-cell table:number-columns-repeated="6"/>
          <table:table-cell table:style-name="Default"/>
          <table:table-cell table:number-columns-repeated="10"/>
        </table:table-row>
        <table:table-row table:style-name="ro5">
          <table:table-cell table:number-columns-repeated="6"/>
          <table:table-cell table:style-name="Default"/>
          <table:table-cell table:number-columns-repeated="10"/>
        </table:table-row>
        <table:table-row table:style-name="ro5">
          <table:table-cell table:number-columns-repeated="17"/>
        </table:table-row>
        <table:table-row table:style-name="ro7">
          <table:table-cell table:style-name="ce1" office:value-type="string" calcext:value-type="string" table:number-columns-spanned="2" table:number-rows-spanned="1">
            <text:p>MX Resnet152</text:p>
          </table:table-cell>
          <table:covered-table-cell/>
          <table:table-cell table:number-columns-repeated="3"/>
          <table:table-cell table:style-name="ce1" office:value-type="string" calcext:value-type="string" table:number-columns-spanned="3" table:number-rows-spanned="1">
            <text:p>GrayScale</text:p>
          </table:table-cell>
          <table:covered-table-cell table:style-name="ce1"/>
          <table:covered-table-cell table:style-name="ce3"/>
          <table:table-cell table:number-columns-repeated="9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844" calcext:value-type="float">
            <text:p>2844</text:p>
          </table:table-cell>
          <table:table-cell table:style-name="ce20"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2"/>
          <table:table-cell table:style-name="ce11" office:value-type="float" office:value="2610" calcext:value-type="float">
            <text:p>2610</text:p>
          </table:table-cell>
          <table:table-cell table:style-name="ce11" table:formula="of:=[.H94]-[.B94]" office:value-type="float" office:value="-234" calcext:value-type="float">
            <text:p>-234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596" calcext:value-type="float">
            <text:p>3596</text:p>
          </table:table-cell>
          <table:table-cell table:style-name="ce20"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2"/>
          <table:table-cell table:style-name="ce11" office:value-type="float" office:value="3451" calcext:value-type="float">
            <text:p>3451</text:p>
          </table:table-cell>
          <table:table-cell table:style-name="ce11" table:formula="of:=[.H95]-[.B95]" office:value-type="float" office:value="-145" calcext:value-type="float">
            <text:p>-14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20" office:value-type="string" calcext:value-type="string">
            <text:p>Resources</text:p>
          </table:table-cell>
          <table:table-cell table:style-name="ce34" office:value-type="string" calcext:value-type="string">
            <text:p>Medium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float" office:value="3923" calcext:value-type="float">
            <text:p>3923</text:p>
          </table:table-cell>
          <table:table-cell table:style-name="ce11" table:formula="of:=[.H96]-[.B96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24955391282182" calcext:value-type="percentage">
            <text:p>72.5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2"/>
          <table:table-cell table:style-name="ce36" office:value-type="percentage" office:value="0.665307162885547" calcext:value-type="percentage">
            <text:p>66.53%</text:p>
          </table:table-cell>
          <table:table-cell table:style-name="ce13" table:formula="of:=[.H97]-[.B97]" office:value-type="percentage" office:value="-0.0596482283966352" calcext:value-type="percentage">
            <text:p>-5.96%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16645424420087" calcext:value-type="percentage">
            <text:p>91.66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2"/>
          <table:table-cell table:style-name="ce37" office:value-type="percentage" office:value="0.87968391537089" calcext:value-type="percentage">
            <text:p>87.97%</text:p>
          </table:table-cell>
          <table:table-cell table:style-name="ce13" table:formula="of:=[.H98]-[.B98]" office:value-type="percentage" office:value="-0.0369615090491974" calcext:value-type="percentage">
            <text:p>-3.70%</text:p>
          </table:table-cell>
          <table:table-cell table:number-columns-repeated="8"/>
        </table:table-row>
        <table:table-row table:style-name="ro5" table:number-rows-repeated="4">
          <table:table-cell table:number-columns-repeated="17"/>
        </table:table-row>
        <table:table-row table:style-name="ro7">
          <table:table-cell table:style-name="ce1" office:value-type="string" calcext:value-type="string" table:number-columns-spanned="2" table:number-rows-spanned="1">
            <text:p>VCC19 BN</text:p>
          </table:table-cell>
          <table:covered-table-cell/>
          <table:table-cell table:number-columns-repeated="15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30" calcext:value-type="float">
            <text:p>30</text:p>
          </table:table-cell>
          <table:table-cell table:style-name="ce20"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106" calcext:value-type="float">
            <text:p>106</text:p>
          </table:table-cell>
          <table:table-cell table:style-name="ce20"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20"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13"/>
        </table:table-row>
        <table:table-row table:style-name="ro5" table:number-rows-repeated="1048467">
          <table:table-cell table:number-columns-repeated="17"/>
        </table:table-row>
        <table:table-row table:style-name="ro5">
          <table:table-cell table:number-columns-repeated="17"/>
        </table:table-row>
        <calcext:conditional-formats>
          <calcext:conditional-format calcext:target-range-address="'Image Classification'.H97:'Image Classification'.H98">
            <calcext:condition calcext:apply-style-name="Untitled1" calcext:value="between(0;0,0;49)" calcext:base-cell-address="'Image Classification'.H97"/>
            <calcext:condition calcext:apply-style-name="Untitled2" calcext:value="between(0;50,0;69)" calcext:base-cell-address="'Image Classification'.H97"/>
            <calcext:condition calcext:apply-style-name="Untitled3" calcext:value="between(0;70,1;0)" calcext:base-cell-address="'Image Classification'.H97"/>
          </calcext:conditional-format>
        </calcext:conditional-formats>
      </table:table>
      <table:table table:name="Image Segmentation" table:style-name="ta1">
        <table:table-column table:style-name="co8" table:default-cell-style-name="ce50"/>
        <table:table-column table:style-name="co9" table:default-cell-style-name="ce52"/>
        <table:table-row table:style-name="ro8">
          <table:table-cell table:style-name="ce49" office:value-type="string" calcext:value-type="string">
            <text:p>Tiny YOLO</text:p>
          </table:table-cell>
          <table:table-cell table:style-name="ce51"/>
        </table:table-row>
        <table:table-row table:style-name="ro9">
          <table:table-cell office:value-type="string" calcext:value-type="string">
            <text:p>Correct Guesses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9">
          <table:table-cell office:value-type="string" calcext:value-type="string">
            <text:p>Total Images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9">
          <table:table-cell office:value-type="string" calcext:value-type="string">
            <text:p>Detection Time</text:p>
          </table:table-cell>
          <table:table-cell table:style-name="ce53" office:value-type="string" calcext:value-type="string">
            <text:p>~ 1s</text:p>
          </table:table-cell>
        </table:table-row>
        <table:table-row table:style-name="ro9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60MB</text:p>
          </table:table-cell>
        </table:table-row>
        <table:table-row table:style-name="ro9">
          <table:table-cell office:value-type="string" calcext:value-type="string">
            <text:p>Precision</text:p>
          </table:table-cell>
          <table:table-cell table:style-name="ce55" table:formula="of:=[.B2]/[.B3]" office:value-type="percentage" office:value="0.757021897810219" calcext:value-type="percentage">
            <text:p>75.70%</text:p>
          </table:table-cell>
        </table:table-row>
        <table:table-row table:style-name="ro5" table:number-rows-repeated="3">
          <table:table-cell table:style-name="Default" table:number-columns-repeated="2"/>
        </table:table-row>
        <table:table-row table:style-name="ro8">
          <table:table-cell table:style-name="ce49" office:value-type="string" calcext:value-type="string">
            <text:p>YOLO V2</text:p>
          </table:table-cell>
          <table:table-cell table:style-name="ce51"/>
        </table:table-row>
        <table:table-row table:style-name="ro9">
          <table:table-cell office:value-type="string" calcext:value-type="string">
            <text:p>Correct Guesses</text:p>
          </table:table-cell>
          <table:table-cell office:value-type="float" office:value="6119" calcext:value-type="float">
            <text:p>6119</text:p>
          </table:table-cell>
        </table:table-row>
        <table:table-row table:style-name="ro9">
          <table:table-cell office:value-type="string" calcext:value-type="string">
            <text:p>Total Images</text:p>
          </table:table-cell>
          <table:table-cell office:value-type="float" office:value="6432" calcext:value-type="float">
            <text:p>6432</text:p>
          </table:table-cell>
        </table:table-row>
        <table:table-row table:style-name="ro9">
          <table:table-cell office:value-type="string" calcext:value-type="string">
            <text:p>Detection Time</text:p>
          </table:table-cell>
          <table:table-cell table:style-name="ce56" office:value-type="string" calcext:value-type="string">
            <text:p>~ 6s</text:p>
          </table:table-cell>
        </table:table-row>
        <table:table-row table:style-name="ro9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200MB</text:p>
          </table:table-cell>
        </table:table-row>
        <table:table-row table:style-name="ro9">
          <table:table-cell office:value-type="string" calcext:value-type="string">
            <text:p>Precision</text:p>
          </table:table-cell>
          <table:table-cell table:style-name="ce55" table:formula="of:=[.B11]/[.B12]" office:value-type="percentage" office:value="0.951337064676617" calcext:value-type="percentage">
            <text:p>95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9:01:59.136209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31T16:42:48.946271173</dc:date>
    <meta:editing-duration>PT7H54M38S</meta:editing-duration>
    <meta:editing-cycles>56</meta:editing-cycles>
    <meta:generator>LibreOffice/7.0.3.1$Linux_X86_64 LibreOffice_project/00$Build-1</meta:generator>
    <meta:document-statistic meta:table-count="2" meta:cell-count="411" meta:object-count="0"/>
  </office:meta>
</office:document-meta>
</file>